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Lonely</text:h>
      <text:p text:style-name="P11">Unfortunately, there are heroes who were lost to depression. In the 60's, Marilyn Monroe. In the 90's, Kurt Cobain. This decade had Robin Williams and Anthony Bourdain.</text:p>
      <text:p text:style-name="P10"/>
      <text:p text:style-name="P10">Anthony was a rolling stone with travel on his mind,</text:p>
      <text:p text:style-name="P10">He knew where the tastiest noodles, one could find:</text:p>
      <text:p text:style-name="P10">Noisy shops in Hong Kong, hawker stalls in Singapore,</text:p>
      <text:p text:style-name="P10">On the streets of Bangkok, Hanoi, and Kuala Lumpur,</text:p>
      <text:p text:style-name="P10">Chinatown in San Francisco, New York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,</text:p>
      <text:p text:style-name="P10">That filled him with sensations of delirious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had those noodles supreme,</text:p>
      <text:p text:style-name="P10">After traveling he had fulfilled his life's dinner dream.</text:p>
      <text:p text:style-name="P10"/>
      <text:p text:style-name="P10">But his mind was in trouble, depressively pained,</text:p>
      <text:p text:style-name="P10">Each time he tipped his glass, his senses drained,</text:p>
      <text:p text:style-name="P10">His thoughts were a tangled forest, the light grew dim,</text:p>
      <text:p text:style-name="P10">Lost in the woods, he feared Brothers Grim.</text:p>
      <text:p text:style-name="P10">Forlorn, how his emotions were like a bell,</text:p>
      <text:p text:style-name="P10">Tolling him back to his soul's dark well,</text:p>
      <text:p text:style-name="P10">Back to his fears, darker than I've ever known,</text:p>
      <text:p text:style-name="P10">Causing him to shake, when he stood alone.</text:p>
      <text:p text:style-name="P10">Darkling he whispered to the Reaper in rhyme,</text:p>
      <text:p text:style-name="P10">Calling the Specter's name too many a time;</text:p>
      <text:p text:style-name="P10">He was half in love with easeful Death,</text:p>
      <text:p text:style-name="P10">To take into the air, with his last breath,</text:p>
      <text:p text:style-name="P10">And in a moment of delusion, he ended his pain!</text:p>
      <text:p text:style-name="P10">We only heard silence as his soul screamed in vain.</text:p>
      <text:p text:style-name="P10"/>
      <text:p text:style-name="P10"/>
      <text:p text:style-name="P10"/>
      <text:p text:style-name="P10"><text:soft-page-break/>Wishing my friend with me as I drift and roam</text:p>
      <text:p text:style-name="P10">Down country roads where I'm far from home,</text:p>
      <text:p text:style-name="P10">I pine for his friendship beyond tomorrow,</text:p>
      <text:p text:style-name="P9">Aware of lost time, full of sorrow.</text:p>
      <text:p text:style-name="P10">Sad are we, whom he had at one time cherished,</text:p>
      <text:p text:style-name="P10">We feel dazed and confused that our friend has perished.</text:p>
      <text:p text:style-name="P10">Thankfully there are flowers at our feet,</text:p>
      <text:p text:style-name="P10">Fragrant tree blossoms, colorful and sweet,</text:p>
      <text:p text:style-name="P10">Refreshing our thoughts on this new day,</text:p>
      <text:p text:style-name="P9">As our friend is with rock stars on heaven's stairway.</text:p>
      <text:p text:style-name="P12">Spring and hope will return each revolving year,</text:p>
      <text:p text:style-name="P13">The flowers, the bees, and the song birds reappear.</text:p>
      <text:p text:style-name="P10">His bright eyes and laughter, we'll remember anew,</text:p>
      <text:p text:style-name="P9">Happier are we, for his happiness we knew.</text:p>
      <text:h text:style-name="Heading_20_4" text:outline-level="4">About</text:h>
      <text:p text:style-name="P8"><text:span text:style-name="T2">Not Only the Lonely</text:span>, is an original poem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/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/></text:p>
      </style:header>
      <style:header-left>
        <text:p text:style-name="MP2"><text:page-number text:select-page="current"/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22T23:37:45</dc:date>
    <meta:editing-cycles>2757</meta:editing-cycles>
    <meta:editing-duration>P146DT21H33M6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2" meta:paragraph-count="54" meta:word-count="492" meta:character-count="2755"/>
  </office:meta>
</office:document-meta>
</file>